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top"/>
      <style:paragraph-properties fo:text-align="justify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color="#ffffff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5" style:family="table-cell" style:parent-style-name="Excel_20_Built-in_20_Percent" style:data-style-name="N1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Percent" style:data-style-name="N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56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156">
      <style:table-cell-properties style:text-align-source="fix" style:repeat-content="false" fo:border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156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">
      <style:table-cell-properties style:text-align-source="fix" style:repeat-content="false" fo:border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56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15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6" style:family="table-cell" style:parent-style-name="Excel_20_Built-in_20_Percent" style:data-style-name="N1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Percent" style:data-style-name="N1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56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56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56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justify" fo:margin-left="0cm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152cm" svg:height="9.117cm" svg:x="22.606cm" svg:y="8.931cm">
            <draw:object draw:notify-on-update-of-ranges="Лист1.D17:Лист1.D32 Лист1.E16:Лист1.E16 Лист1.E17:Лист1.E32 Лист1.H16:Лист1.H16 Лист1.H17:Лист1.H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111cm" svg:height="7.127cm" svg:x="22.631cm" svg:y="18.85cm">
            <draw:object draw:notify-on-update-of-ranges="Лист1.D17:Лист1.D32 Лист1.G16:Лист1.G16 Лист1.G17:Лист1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внедрённый объект (OLE) 1" draw:style-name="gr2" draw:text-style-name="P1" svg:width="2.25cm" svg:height="0.75cm" svg:x="9.093cm" svg:y="17.94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внедрённый объект (OLE) 2" draw:style-name="gr2" draw:text-style-name="P1" svg:width="2.25cm" svg:height="0.75cm" svg:x="9.085cm" svg:y="19.03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.999cm" svg:height="8.999cm" svg:x="22.626cm" svg:y="38.131cm">
            <draw:object draw:notify-on-update-of-ranges="Лист1.D78:Лист1.D103 Лист1.E77:Лист1.E77 Лист1.E78:Лист1.E103 Лист1.H77:Лист1.H77 Лист1.H78:Лист1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2.644cm" svg:y="48.083cm">
            <draw:object draw:notify-on-update-of-ranges="Лист1.D78:Лист1.D103 Лист1.G77:Лист1.G77 Лист1.G78:Лист1.G10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внедрённый объект (OLE) 4" draw:style-name="gr2" draw:text-style-name="P1" svg:width="3.5cm" svg:height="1.75cm" svg:x="22.639cm" svg:y="35.88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44"/>
        <table:table-column table:style-name="co1" table:default-cell-style-name="ce10"/>
        <table:table-column table:style-name="co1" table:default-cell-style-name="ce2"/>
        <table:table-column table:style-name="co2" table:number-columns-repeated="8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13</text:p>
          </table:table-cell>
          <table:covered-table-cell table:number-columns-repeated="9" table:style-name="ce3"/>
          <table:table-cell/>
        </table:table-row>
        <table:table-row table:style-name="ro1">
          <table:table-cell table:style-name="ce3" office:value-type="string" calcext:value-type="string" table:number-columns-spanned="10" table:number-rows-spanned="1">
            <text:p>Расчет биномиального распределения и распределения Пуассона</text:p>
          </table:table-cell>
          <table:covered-table-cell table:number-columns-repeated="9" table:style-name="ce3"/>
          <table:table-cell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Цель:</text:p>
          </table:table-cell>
          <table:table-cell table:style-name="ce5" office:value-type="string" calcext:value-type="string" table:number-columns-spanned="9" table:number-rows-spanned="1">
            <text:p>Сгенерировать выборки биномиального распределения и распределения Пуассона. Составить вариационный ряд, построить графики частот и кумуляты. Сравнить фактические данные с данными, полученными с помощью формул Бернулли и Пуассона</text:p>
          </table:table-cell>
          <table:covered-table-cell table:number-columns-repeated="8" table:style-name="ce3"/>
          <table:table-cell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3">
          <table:table-cell table:style-name="ce5" office:value-type="string" calcext:value-type="string" table:number-columns-spanned="10" table:number-rows-spanned="1">
            <text:p>1. Сгенерирована выборка биномального распределения (с помощью пакета анализа), n = 15, p = 0.4, N = 50. Составлен вариационный ряд, посчитаны относительные частоты, построены полигон и кумулята. Посчитаны вероятности по формуле Бернулли. Построен график распределения и сравнен с графиком частоты. Определено математическое ожидание и дисперсия. </text:p>
          </table:table-cell>
          <table:covered-table-cell table:number-columns-repeated="9" table:style-name="ce3"/>
          <table:table-cell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style-name="ce6" office:value-type="string" calcext:value-type="string" table:number-columns-spanned="4" table:number-rows-spanned="1">
            <text:p>Дано</text:p>
          </table:table-cell>
          <table:covered-table-cell table:number-columns-repeated="3" table:style-name="ce8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3" table:number-rows-spanned="1">
            <text:p>Вероятность успеха в одном испытании (p)</text:p>
          </table:table-cell>
          <table:covered-table-cell table:number-columns-repeated="2" table:style-name="ce8"/>
          <table:table-cell table:style-name="ce12"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3" table:number-rows-spanned="1">
            <text:p>Число испытаний (n)</text:p>
          </table:table-cell>
          <table:covered-table-cell table:number-columns-repeated="2" table:style-name="ce8"/>
          <table:table-cell table:style-name="ce12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3" table:number-rows-spanned="1">
            <text:p>Объем выборки (N)</text:p>
          </table:table-cell>
          <table:covered-table-cell table:number-columns-repeated="2" table:style-name="ce8"/>
          <table:table-cell table:style-name="ce12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style-name="ce42" office:value-type="string" calcext:value-type="string">
            <text:p>Выборка</text:p>
          </table:table-cell>
          <table:table-cell table:style-name="ce9" office:value-type="string" calcext:value-type="string">
            <text:p>Упорядоченная</text:p>
          </table:table-cell>
          <table:table-cell/>
          <table:table-cell table:style-name="ce6" office:value-type="string" calcext:value-type="string" table:number-columns-spanned="5" table:number-rows-spanned="1">
            <text:p>Вариационный ряд</text:p>
          </table:table-cell>
          <table:covered-table-cell table:style-name="ce8"/>
          <table:covered-table-cell table:number-columns-repeated="3" table:style-name="ce46"/>
          <table:table-cell/>
          <table:table-cell>
            <draw:frame draw:z-index="4" draw:name="внедрённый объект (OLE) 3" draw:style-name="gr2" draw:text-style-name="P1" svg:width="6.5cm" svg:height="0.95cm" svg:x="0.085cm" svg:y="0.084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formula="of:=SMALL([.$A$16:.$A$65]; ROW([.A16])-ROW([.$A$16])+1)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Значение</text:p>
          </table:table-cell>
          <table:table-cell table:style-name="ce8" office:value-type="string" calcext:value-type="string">
            <text:p>Частота</text:p>
          </table:table-cell>
          <table:table-cell table:style-name="ce8" office:value-type="string" calcext:value-type="string">
            <text:p>Частость</text:p>
          </table:table-cell>
          <table:table-cell table:style-name="ce8" office:value-type="string" calcext:value-type="string">
            <text:p>Кумулята</text:p>
          </table:table-cell>
          <table:table-cell table:style-name="ce8" office:value-type="string" calcext:value-type="string">
            <text:p>Вероятность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MALL([.$A$16:.$A$65]; ROW([.A17])-ROW([.$A$16])+1)" office:value-type="float" office:value="3" calcext:value-type="float">
            <text:p>3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9" table:formula="of:=COUNTIF([.$A$16:.$A$65]; &quot;=&quot;&amp;[.D17])" office:value-type="float" office:value="0" calcext:value-type="float">
            <text:p>0</text:p>
          </table:table-cell>
          <table:table-cell table:style-name="ce25" table:formula="of:=[.E17]/[.$E$33]" office:value-type="percentage" office:value="0" calcext:value-type="percentage">
            <text:p>0,0%</text:p>
          </table:table-cell>
          <table:table-cell table:style-name="ce32" table:formula="of:=[.F17]" office:value-type="percentage" office:value="0" calcext:value-type="percentage">
            <text:p>0,0%</text:p>
          </table:table-cell>
          <table:table-cell table:style-name="ce36" table:formula="of:=COMBIN([.$D$12]; [.D17])*POWER([.$D$11]; [.D17])*POWER(1-[.$D$11]; [.$D$12]-[.D17])" office:value-type="percentage" office:value="0.000470184984576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18])-ROW([.$A$16])+1)"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0" table:formula="of:=COUNTIF([.$A$16:.$A$65]; &quot;=&quot;&amp;[.D18])" office:value-type="float" office:value="0" calcext:value-type="float">
            <text:p>0</text:p>
          </table:table-cell>
          <table:table-cell table:style-name="ce26" table:formula="of:=[.E18]/[.$E$33]" office:value-type="percentage" office:value="0" calcext:value-type="percentage">
            <text:p>0,0%</text:p>
          </table:table-cell>
          <table:table-cell table:style-name="ce33" table:formula="of:=[.F18]+[.G17]" office:value-type="percentage" office:value="0" calcext:value-type="percentage">
            <text:p>0,0%</text:p>
          </table:table-cell>
          <table:table-cell table:style-name="ce37" table:formula="of:=COMBIN([.$D$12]; [.D18])*POWER([.$D$11]; [.D18])*POWER(1-[.$D$11]; [.$D$12]-[.D18])" office:value-type="percentage" office:value="0.00470184984576" calcext:value-type="percentage">
            <text:p>0,5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$A$16:.$A$65]; ROW([.A19])-ROW([.$A$16])+1)" office:value-type="float" office:value="3" calcext:value-type="float">
            <text:p>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0" table:formula="of:=COUNTIF([.$A$16:.$A$65]; &quot;=&quot;&amp;[.D19])" office:value-type="float" office:value="0" calcext:value-type="float">
            <text:p>0</text:p>
          </table:table-cell>
          <table:table-cell table:style-name="ce26" table:formula="of:=[.E19]/[.$E$33]" office:value-type="percentage" office:value="0" calcext:value-type="percentage">
            <text:p>0,0%</text:p>
          </table:table-cell>
          <table:table-cell table:style-name="ce33" table:formula="of:=[.F19]+[.G18]" office:value-type="percentage" office:value="0" calcext:value-type="percentage">
            <text:p>0,0%</text:p>
          </table:table-cell>
          <table:table-cell table:style-name="ce37" table:formula="of:=COMBIN([.$D$12]; [.D19])*POWER([.$D$11]; [.D19])*POWER(1-[.$D$11]; [.$D$12]-[.D19])" office:value-type="percentage" office:value="0.02194196594688" calcext:value-type="percentage">
            <text:p>2,2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$A$16:.$A$65]; ROW([.A20])-ROW([.$A$16])+1)" office:value-type="float" office:value="3" calcext:value-type="float">
            <text:p>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0" table:formula="of:=COUNTIF([.$A$16:.$A$65]; &quot;=&quot;&amp;[.D20])" office:value-type="float" office:value="5" calcext:value-type="float">
            <text:p>5</text:p>
          </table:table-cell>
          <table:table-cell table:style-name="ce26" table:formula="of:=[.E20]/[.$E$33]" office:value-type="percentage" office:value="0.1" calcext:value-type="percentage">
            <text:p>10,0%</text:p>
          </table:table-cell>
          <table:table-cell table:style-name="ce33" table:formula="of:=[.F20]+[.G19]" office:value-type="percentage" office:value="0.1" calcext:value-type="percentage">
            <text:p>10,0%</text:p>
          </table:table-cell>
          <table:table-cell table:style-name="ce37" table:formula="of:=COMBIN([.$D$12]; [.D20])*POWER([.$D$11]; [.D20])*POWER(1-[.$D$11]; [.$D$12]-[.D20])" office:value-type="percentage" office:value="0.06338790162432" calcext:value-type="percentage">
            <text:p>6,3%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21])-ROW([.$A$16])+1)" office:value-type="float" office:value="4" calcext:value-type="float">
            <text:p>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0" table:formula="of:=COUNTIF([.$A$16:.$A$65]; &quot;=&quot;&amp;[.D21])" office:value-type="float" office:value="5" calcext:value-type="float">
            <text:p>5</text:p>
          </table:table-cell>
          <table:table-cell table:style-name="ce26" table:formula="of:=[.E21]/[.$E$33]" office:value-type="percentage" office:value="0.1" calcext:value-type="percentage">
            <text:p>10,0%</text:p>
          </table:table-cell>
          <table:table-cell table:style-name="ce33" table:formula="of:=[.F21]+[.G20]" office:value-type="percentage" office:value="0.2" calcext:value-type="percentage">
            <text:p>20,0%</text:p>
          </table:table-cell>
          <table:table-cell table:style-name="ce37" table:formula="of:=COMBIN([.$D$12]; [.D21])*POWER([.$D$11]; [.D21])*POWER(1-[.$D$11]; [.$D$12]-[.D21])" office:value-type="percentage" office:value="0.12677580324864" calcext:value-type="percentage">
            <text:p>12,7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16:.$A$65]; ROW([.A22])-ROW([.$A$16])+1)" office:value-type="float" office:value="4" calcext:value-type="float">
            <text:p>4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0" table:formula="of:=COUNTIF([.$A$16:.$A$65]; &quot;=&quot;&amp;[.D22])" office:value-type="float" office:value="12" calcext:value-type="float">
            <text:p>12</text:p>
          </table:table-cell>
          <table:table-cell table:style-name="ce26" table:formula="of:=[.E22]/[.$E$33]" office:value-type="percentage" office:value="0.24" calcext:value-type="percentage">
            <text:p>24,0%</text:p>
          </table:table-cell>
          <table:table-cell table:style-name="ce33" table:formula="of:=[.F22]+[.G21]" office:value-type="percentage" office:value="0.44" calcext:value-type="percentage">
            <text:p>44,0%</text:p>
          </table:table-cell>
          <table:table-cell table:style-name="ce37" table:formula="of:=COMBIN([.$D$12]; [.D22])*POWER([.$D$11]; [.D22])*POWER(1-[.$D$11]; [.$D$12]-[.D22])" office:value-type="percentage" office:value="0.185937844764672" calcext:value-type="percentage">
            <text:p>18,6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23])-ROW([.$A$16])+1)" office:value-type="float" office:value="4" calcext:value-type="float">
            <text:p>4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0" table:formula="of:=COUNTIF([.$A$16:.$A$65]; &quot;=&quot;&amp;[.D23])" office:value-type="float" office:value="10" calcext:value-type="float">
            <text:p>10</text:p>
          </table:table-cell>
          <table:table-cell table:style-name="ce26" table:formula="of:=[.E23]/[.$E$33]" office:value-type="percentage" office:value="0.2" calcext:value-type="percentage">
            <text:p>20,0%</text:p>
          </table:table-cell>
          <table:table-cell table:style-name="ce33" table:formula="of:=[.F23]+[.G22]" office:value-type="percentage" office:value="0.64" calcext:value-type="percentage">
            <text:p>64,0%</text:p>
          </table:table-cell>
          <table:table-cell table:style-name="ce37" table:formula="of:=COMBIN([.$D$12]; [.D23])*POWER([.$D$11]; [.D23])*POWER(1-[.$D$11]; [.$D$12]-[.D23])" office:value-type="percentage" office:value="0.20659760529408" calcext:value-type="percentage">
            <text:p>20,7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16:.$A$65]; ROW([.A24])-ROW([.$A$16])+1)" office:value-type="float" office:value="4" calcext:value-type="float">
            <text:p>4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0" table:formula="of:=COUNTIF([.$A$16:.$A$65]; &quot;=&quot;&amp;[.D24])" office:value-type="float" office:value="7" calcext:value-type="float">
            <text:p>7</text:p>
          </table:table-cell>
          <table:table-cell table:style-name="ce26" table:formula="of:=[.E24]/[.$E$33]" office:value-type="percentage" office:value="0.14" calcext:value-type="percentage">
            <text:p>14,0%</text:p>
          </table:table-cell>
          <table:table-cell table:style-name="ce33" table:formula="of:=[.F24]+[.G23]" office:value-type="percentage" office:value="0.78" calcext:value-type="percentage">
            <text:p>78,0%</text:p>
          </table:table-cell>
          <table:table-cell table:style-name="ce37" table:formula="of:=COMBIN([.$D$12]; [.D24])*POWER([.$D$11]; [.D24])*POWER(1-[.$D$11]; [.$D$12]-[.D24])" office:value-type="percentage" office:value="0.17708366168064" calcext:value-type="percentage">
            <text:p>17,7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25])-ROW([.$A$16])+1)" office:value-type="float" office:value="4" calcext:value-type="float">
            <text:p>4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0" table:formula="of:=COUNTIF([.$A$16:.$A$65]; &quot;=&quot;&amp;[.D25])" office:value-type="float" office:value="4" calcext:value-type="float">
            <text:p>4</text:p>
          </table:table-cell>
          <table:table-cell table:style-name="ce26" table:formula="of:=[.E25]/[.$E$33]" office:value-type="percentage" office:value="0.08" calcext:value-type="percentage">
            <text:p>8,0%</text:p>
          </table:table-cell>
          <table:table-cell table:style-name="ce33" table:formula="of:=[.F25]+[.G24]" office:value-type="percentage" office:value="0.86" calcext:value-type="percentage">
            <text:p>86,0%</text:p>
          </table:table-cell>
          <table:table-cell table:style-name="ce37" table:formula="of:=COMBIN([.$D$12]; [.D25])*POWER([.$D$11]; [.D25])*POWER(1-[.$D$11]; [.$D$12]-[.D25])" office:value-type="percentage" office:value="0.11805577445376" calcext:value-type="percentage">
            <text:p>11,8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26])-ROW([.$A$16])+1)" office:value-type="float" office:value="5" calcext:value-type="float">
            <text:p>5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0" table:formula="of:=COUNTIF([.$A$16:.$A$65]; &quot;=&quot;&amp;[.D26])" office:value-type="float" office:value="4" calcext:value-type="float">
            <text:p>4</text:p>
          </table:table-cell>
          <table:table-cell table:style-name="ce26" table:formula="of:=[.E26]/[.$E$33]" office:value-type="percentage" office:value="0.08" calcext:value-type="percentage">
            <text:p>8,0%</text:p>
          </table:table-cell>
          <table:table-cell table:style-name="ce33" table:formula="of:=[.F26]+[.G25]" office:value-type="percentage" office:value="0.94" calcext:value-type="percentage">
            <text:p>94,0%</text:p>
          </table:table-cell>
          <table:table-cell table:style-name="ce37" table:formula="of:=COMBIN([.$D$12]; [.D26])*POWER([.$D$11]; [.D26])*POWER(1-[.$D$11]; [.$D$12]-[.D26])" office:value-type="percentage" office:value="0.06121410527232" calcext:value-type="percentage">
            <text:p>6,1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27])-ROW([.$A$16])+1)" office:value-type="float" office:value="5" calcext:value-type="float">
            <text:p>5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0" table:formula="of:=COUNTIF([.$A$16:.$A$65]; &quot;=&quot;&amp;[.D27])" office:value-type="float" office:value="2" calcext:value-type="float">
            <text:p>2</text:p>
          </table:table-cell>
          <table:table-cell table:style-name="ce26" table:formula="of:=[.E27]/[.$E$33]" office:value-type="percentage" office:value="0.04" calcext:value-type="percentage">
            <text:p>4,0%</text:p>
          </table:table-cell>
          <table:table-cell table:style-name="ce33" table:formula="of:=[.F27]+[.G26]" office:value-type="percentage" office:value="0.98" calcext:value-type="percentage">
            <text:p>98,0%</text:p>
          </table:table-cell>
          <table:table-cell table:style-name="ce37" table:formula="of:=COMBIN([.$D$12]; [.D27])*POWER([.$D$11]; [.D27])*POWER(1-[.$D$11]; [.$D$12]-[.D27])" office:value-type="percentage" office:value="0.024485642108928" calcext:value-type="percentage">
            <text:p>2,4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28])-ROW([.$A$16])+1)" office:value-type="float" office:value="5" calcext:value-type="float">
            <text:p>5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0" table:formula="of:=COUNTIF([.$A$16:.$A$65]; &quot;=&quot;&amp;[.D28])" office:value-type="float" office:value="1" calcext:value-type="float">
            <text:p>1</text:p>
          </table:table-cell>
          <table:table-cell table:style-name="ce26" table:formula="of:=[.E28]/[.$E$33]" office:value-type="percentage" office:value="0.02" calcext:value-type="percentage">
            <text:p>2,0%</text:p>
          </table:table-cell>
          <table:table-cell table:style-name="ce33" table:formula="of:=[.F28]+[.G27]" office:value-type="percentage" office:value="1" calcext:value-type="percentage">
            <text:p>100,0%</text:p>
          </table:table-cell>
          <table:table-cell table:style-name="ce37" table:formula="of:=COMBIN([.$D$12]; [.D28])*POWER([.$D$11]; [.D28])*POWER(1-[.$D$11]; [.$D$12]-[.D28])" office:value-type="percentage" office:value="0.00741989154816" calcext:value-type="percentage">
            <text:p>0,7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29])-ROW([.$A$16])+1)" office:value-type="float" office:value="5" calcext:value-type="float">
            <text:p>5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0" table:formula="of:=COUNTIF([.$A$16:.$A$65]; &quot;=&quot;&amp;[.D29])" office:value-type="float" office:value="0" calcext:value-type="float">
            <text:p>0</text:p>
          </table:table-cell>
          <table:table-cell table:style-name="ce26" table:formula="of:=[.E29]/[.$E$33]" office:value-type="percentage" office:value="0" calcext:value-type="percentage">
            <text:p>0,0%</text:p>
          </table:table-cell>
          <table:table-cell table:style-name="ce33" table:formula="of:=[.F29]+[.G28]" office:value-type="percentage" office:value="1" calcext:value-type="percentage">
            <text:p>100,0%</text:p>
          </table:table-cell>
          <table:table-cell table:style-name="ce37" table:formula="of:=COMBIN([.$D$12]; [.D29])*POWER([.$D$11]; [.D29])*POWER(1-[.$D$11]; [.$D$12]-[.D29])" office:value-type="percentage" office:value="0.00164886478848" calcext:value-type="percentage">
            <text:p>0,2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30])-ROW([.$A$16])+1)" office:value-type="float" office:value="5" calcext:value-type="float">
            <text:p>5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0" table:formula="of:=COUNTIF([.$A$16:.$A$65]; &quot;=&quot;&amp;[.D30])" office:value-type="float" office:value="0" calcext:value-type="float">
            <text:p>0</text:p>
          </table:table-cell>
          <table:table-cell table:style-name="ce26" table:formula="of:=[.E30]/[.$E$33]" office:value-type="percentage" office:value="0" calcext:value-type="percentage">
            <text:p>0,0%</text:p>
          </table:table-cell>
          <table:table-cell table:style-name="ce33" table:formula="of:=[.F30]+[.G29]" office:value-type="percentage" office:value="1" calcext:value-type="percentage">
            <text:p>100,0%</text:p>
          </table:table-cell>
          <table:table-cell table:style-name="ce37" table:formula="of:=COMBIN([.$D$12]; [.D30])*POWER([.$D$11]; [.D30])*POWER(1-[.$D$11]; [.$D$12]-[.D30])" office:value-type="percentage" office:value="0.00025367150592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16:.$A$65]; ROW([.A31])-ROW([.$A$16])+1)" office:value-type="float" office:value="5" calcext:value-type="float">
            <text:p>5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0" table:formula="of:=COUNTIF([.$A$16:.$A$65]; &quot;=&quot;&amp;[.D31])" office:value-type="float" office:value="0" calcext:value-type="float">
            <text:p>0</text:p>
          </table:table-cell>
          <table:table-cell table:style-name="ce26" table:formula="of:=[.E31]/[.$E$33]" office:value-type="percentage" office:value="0" calcext:value-type="percentage">
            <text:p>0,0%</text:p>
          </table:table-cell>
          <table:table-cell table:style-name="ce33" table:formula="of:=[.F31]+[.G30]" office:value-type="percentage" office:value="1" calcext:value-type="percentage">
            <text:p>100,0%</text:p>
          </table:table-cell>
          <table:table-cell table:style-name="ce37" table:formula="of:=COMBIN([.$D$12]; [.D31])*POWER([.$D$11]; [.D31])*POWER(1-[.$D$11]; [.$D$12]-[.D31])" office:value-type="percentage" office:value="0.00002415919104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$A$16:.$A$65]; ROW([.A32])-ROW([.$A$16])+1)" office:value-type="float" office:value="5" calcext:value-type="float">
            <text:p>5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0" table:formula="of:=COUNTIF([.$A$16:.$A$65]; &quot;=&quot;&amp;[.D32])" office:value-type="float" office:value="0" calcext:value-type="float">
            <text:p>0</text:p>
          </table:table-cell>
          <table:table-cell table:style-name="ce26" table:formula="of:=[.E32]/[.$E$33]" office:value-type="percentage" office:value="0" calcext:value-type="percentage">
            <text:p>0,0%</text:p>
          </table:table-cell>
          <table:table-cell table:style-name="ce33" table:formula="of:=[.F32]+[.G31]" office:value-type="percentage" office:value="1" calcext:value-type="percentage">
            <text:p>100,0%</text:p>
          </table:table-cell>
          <table:table-cell table:style-name="ce37" table:formula="of:=COMBIN([.$D$12]; [.D32])*POWER([.$D$11]; [.D32])*POWER(1-[.$D$11]; [.$D$12]-[.D32])" office:value-type="percentage" office:value="0.000001073741824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33])-ROW([.$A$16])+1)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Всего</text:p>
          </table:table-cell>
          <table:table-cell table:style-name="ce21" table:formula="of:=SUM([.E17:.E32])" office:value-type="float" office:value="50" calcext:value-type="float">
            <text:p>50</text:p>
          </table:table-cell>
          <table:table-cell table:style-name="ce27" table:formula="of:=SUM([.F17:.F32])" office:value-type="percentage" office:value="1" calcext:value-type="percentage">
            <text:p>100%</text:p>
          </table:table-cell>
          <table:table-cell table:style-name="ce34" office:value-type="string" calcext:value-type="string">
            <text:p>—</text:p>
          </table:table-cell>
          <table:table-cell table:style-name="ce38" table:formula="of:=SUM([.H17:.H32])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34])-ROW([.$A$16])+1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MALL([.$A$16:.$A$65]; ROW([.A35])-ROW([.$A$16])+1)" office:value-type="float" office:value="5" calcext:value-type="float">
            <text:p>5</text:p>
          </table:table-cell>
          <table:table-cell/>
          <table:table-cell table:style-name="ce46" office:value-type="string" calcext:value-type="string" table:number-columns-spanned="4" table:number-rows-spanned="1">
            <text:p>Математическое ожидание (M)</text:p>
          </table:table-cell>
          <table:covered-table-cell table:number-columns-repeated="3" table:style-name="ce46"/>
          <table:table-cell table:style-name="ce7" table:formula="of:=[.$D$12]*[.$D$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MALL([.$A$16:.$A$65]; ROW([.A36])-ROW([.$A$16])+1)" office:value-type="float" office:value="5" calcext:value-type="float">
            <text:p>5</text:p>
          </table:table-cell>
          <table:table-cell/>
          <table:table-cell table:style-name="ce46" office:value-type="string" calcext:value-type="string" table:number-columns-spanned="4" table:number-rows-spanned="1">
            <text:p>Дисперсия (D)</text:p>
          </table:table-cell>
          <table:covered-table-cell table:number-columns-repeated="3" table:style-name="ce46"/>
          <table:table-cell table:style-name="ce7" table:formula="of:=[.$H$35]*(1-[.$D$11])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16:.$A$65]; ROW([.A37])-ROW([.$A$16])+1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16:.$A$65]; ROW([.A38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39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40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41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42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43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44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45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$A$16:.$A$65]; ROW([.A46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MALL([.$A$16:.$A$65]; ROW([.A47])-ROW([.$A$16])+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MALL([.$A$16:.$A$65]; ROW([.A48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16:.$A$65]; ROW([.A49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50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51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16:.$A$65]; ROW([.A52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53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$A$16:.$A$65]; ROW([.A54])-ROW([.$A$16])+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55])-ROW([.$A$16])+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16:.$A$65]; ROW([.A56])-ROW([.$A$16])+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57])-ROW([.$A$16])+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MALL([.$A$16:.$A$65]; ROW([.A58])-ROW([.$A$16])+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59])-ROW([.$A$16])+1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60])-ROW([.$A$16])+1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16:.$A$65]; ROW([.A61])-ROW([.$A$16])+1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$A$16:.$A$65]; ROW([.A62])-ROW([.$A$16])+1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63])-ROW([.$A$16])+1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16:.$A$65]; ROW([.A64])-ROW([.$A$16])+1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formula="of:=SMALL([.$A$16:.$A$65]; ROW([.A65])-ROW([.$A$16])+1)"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3">
          <table:table-cell table:style-name="ce2" table:number-columns-repeated="2"/>
          <table:table-cell table:number-columns-repeated="9"/>
        </table:table-row>
        <table:table-row table:style-name="ro3">
          <table:table-cell table:style-name="ce5" office:value-type="string" calcext:value-type="string" table:number-columns-spanned="10" table:number-rows-spanned="1">
            <text:p>2. Сгенерирована выборка распределения Пуассона (с помощью пакета анализа), N = 30, <text:s/>λ = 10. Составлен дифференциальный ряд, посчитаны относительные частоты, построены полигон и кумулята. Посчитаны вероятности по формуле распределения Пуассона. Построен график распределения и сравнен с графиком частоты.</text:p>
          </table:table-cell>
          <table:covered-table-cell table:number-columns-repeated="9" table:style-name="ce3"/>
          <table:table-cell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style-name="ce42" office:value-type="string" calcext:value-type="string" table:number-columns-spanned="4" table:number-rows-spanned="1">
            <text:p>Дано</text:p>
          </table:table-cell>
          <table:covered-table-cell table:number-columns-repeated="3" table:style-name="ce46"/>
          <table:table-cell table:number-columns-repeated="7"/>
        </table:table-row>
        <table:table-row table:style-name="ro1">
          <table:table-cell table:style-name="ce46" office:value-type="string" calcext:value-type="string" table:number-columns-spanned="3" table:number-rows-spanned="1">
            <text:p>Математическое ожидание случайной величины (λ)</text:p>
          </table:table-cell>
          <table:covered-table-cell table:number-columns-repeated="2" table:style-name="ce46"/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 table:number-columns-spanned="3" table:number-rows-spanned="1">
            <text:p>Объем выборки (N)</text:p>
          </table:table-cell>
          <table:covered-table-cell table:number-columns-repeated="2" table:style-name="ce46"/>
          <table:table-cell table:style-name="ce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style-name="ce42" office:value-type="string" calcext:value-type="string">
            <text:p>Выборка</text:p>
          </table:table-cell>
          <table:table-cell table:style-name="ce9" office:value-type="string" calcext:value-type="string">
            <text:p>Упорядоченная</text:p>
          </table:table-cell>
          <table:table-cell table:number-columns-repeated="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formula="of:=SMALL([.$A$76:.$A$105]; ROW([.A76])-ROW([.$A$76])+1)" office:value-type="float" office:value="5" calcext:value-type="float">
            <text:p>5</text:p>
          </table:table-cell>
          <table:table-cell/>
          <table:table-cell table:style-name="ce42" office:value-type="string" calcext:value-type="string" table:number-columns-spanned="5" table:number-rows-spanned="1">
            <text:p>Вариационный ряд</text:p>
          </table:table-cell>
          <table:covered-table-cell table:number-columns-repeated="4" table:style-name="ce46"/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SMALL([.$A$76:.$A$105]; ROW([.A77])-ROW([.$A$76])+1)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Значение</text:p>
          </table:table-cell>
          <table:table-cell table:style-name="ce7" office:value-type="string" calcext:value-type="string">
            <text:p>Частота</text:p>
          </table:table-cell>
          <table:table-cell table:style-name="ce7" office:value-type="string" calcext:value-type="string">
            <text:p>Частость</text:p>
          </table:table-cell>
          <table:table-cell table:style-name="ce7" office:value-type="string" calcext:value-type="string">
            <text:p>Кумулята</text:p>
          </table:table-cell>
          <table:table-cell table:style-name="ce7" office:value-type="string" calcext:value-type="string">
            <text:p>Вероятность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76:.$A$105]; ROW([.A78])-ROW([.$A$76])+1)" office:value-type="float" office:value="7" calcext:value-type="float">
            <text:p>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2" table:formula="of:=COUNTIF([.$A$76:.$A$105]; &quot;=&quot;&amp;[.D78])" office:value-type="float" office:value="0" calcext:value-type="float">
            <text:p>0</text:p>
          </table:table-cell>
          <table:table-cell table:style-name="ce28" table:formula="of:=[.E78]/[.$E$104]" office:value-type="percentage" office:value="0" calcext:value-type="percentage">
            <text:p>0,0%</text:p>
          </table:table-cell>
          <table:table-cell table:style-name="ce28" table:formula="of:=[.F78]" office:value-type="percentage" office:value="0" calcext:value-type="percentage">
            <text:p>0,0%</text:p>
          </table:table-cell>
          <table:table-cell table:style-name="ce39" table:formula="of:=(POWER([.$D$72];[.D78])/FACT([.D78])) * EXP(-[.$D$72])" office:value-type="percentage" office:value="0.0000453999297624849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76:.$A$105]; ROW([.A79])-ROW([.$A$76])+1)" office:value-type="float" office:value="7" calcext:value-type="float">
            <text:p>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3" table:formula="of:=COUNTIF([.$A$76:.$A$105]; &quot;=&quot;&amp;[.D79])" office:value-type="float" office:value="0" calcext:value-type="float">
            <text:p>0</text:p>
          </table:table-cell>
          <table:table-cell table:style-name="ce29" table:formula="of:=[.E79]/[.$E$104]" office:value-type="percentage" office:value="0" calcext:value-type="percentage">
            <text:p>0,0%</text:p>
          </table:table-cell>
          <table:table-cell table:style-name="ce29" table:formula="of:=[.F79]+[.G78]" office:value-type="percentage" office:value="0" calcext:value-type="percentage">
            <text:p>0,0%</text:p>
          </table:table-cell>
          <table:table-cell table:style-name="ce40" table:formula="of:=(POWER([.$D$72];[.D79])/FACT([.D79])) * EXP(-[.$D$72])" office:value-type="percentage" office:value="0.000453999297624849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MALL([.$A$76:.$A$105]; ROW([.A80])-ROW([.$A$76])+1)" office:value-type="float" office:value="8" calcext:value-type="float">
            <text:p>8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3" table:formula="of:=COUNTIF([.$A$76:.$A$105]; &quot;=&quot;&amp;[.D80])" office:value-type="float" office:value="0" calcext:value-type="float">
            <text:p>0</text:p>
          </table:table-cell>
          <table:table-cell table:style-name="ce29" table:formula="of:=[.E80]/[.$E$104]" office:value-type="percentage" office:value="0" calcext:value-type="percentage">
            <text:p>0,0%</text:p>
          </table:table-cell>
          <table:table-cell table:style-name="ce29" table:formula="of:=[.F80]+[.G79]" office:value-type="percentage" office:value="0" calcext:value-type="percentage">
            <text:p>0,0%</text:p>
          </table:table-cell>
          <table:table-cell table:style-name="ce40" table:formula="of:=(POWER([.$D$72];[.D80])/FACT([.D80])) * EXP(-[.$D$72])" office:value-type="percentage" office:value="0.00226999648812424" calcext:value-type="percentage">
            <text:p>0,2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MALL([.$A$76:.$A$105]; ROW([.A81])-ROW([.$A$76])+1)" office:value-type="float" office:value="8" calcext:value-type="float">
            <text:p>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3" table:formula="of:=COUNTIF([.$A$76:.$A$105]; &quot;=&quot;&amp;[.D81])" office:value-type="float" office:value="0" calcext:value-type="float">
            <text:p>0</text:p>
          </table:table-cell>
          <table:table-cell table:style-name="ce29" table:formula="of:=[.E81]/[.$E$104]" office:value-type="percentage" office:value="0" calcext:value-type="percentage">
            <text:p>0,0%</text:p>
          </table:table-cell>
          <table:table-cell table:style-name="ce29" table:formula="of:=[.F81]+[.G80]" office:value-type="percentage" office:value="0" calcext:value-type="percentage">
            <text:p>0,0%</text:p>
          </table:table-cell>
          <table:table-cell table:style-name="ce40" table:formula="of:=(POWER([.$D$72];[.D81])/FACT([.D81])) * EXP(-[.$D$72])" office:value-type="percentage" office:value="0.00756665496041414" calcext:value-type="percentage">
            <text:p>0,8%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MALL([.$A$76:.$A$105]; ROW([.A82])-ROW([.$A$76])+1)" office:value-type="float" office:value="8" calcext:value-type="float">
            <text:p>8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3" table:formula="of:=COUNTIF([.$A$76:.$A$105]; &quot;=&quot;&amp;[.D82])" office:value-type="float" office:value="0" calcext:value-type="float">
            <text:p>0</text:p>
          </table:table-cell>
          <table:table-cell table:style-name="ce29" table:formula="of:=[.E82]/[.$E$104]" office:value-type="percentage" office:value="0" calcext:value-type="percentage">
            <text:p>0,0%</text:p>
          </table:table-cell>
          <table:table-cell table:style-name="ce29" table:formula="of:=[.F82]+[.G81]" office:value-type="percentage" office:value="0" calcext:value-type="percentage">
            <text:p>0,0%</text:p>
          </table:table-cell>
          <table:table-cell table:style-name="ce40" table:formula="of:=(POWER([.$D$72];[.D82])/FACT([.D82])) * EXP(-[.$D$72])" office:value-type="percentage" office:value="0.0189166374010354" calcext:value-type="percentage">
            <text:p>1,9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MALL([.$A$76:.$A$105]; ROW([.A83])-ROW([.$A$76])+1)" office:value-type="float" office:value="8" calcext:value-type="float">
            <text:p>8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3" table:formula="of:=COUNTIF([.$A$76:.$A$105]; &quot;=&quot;&amp;[.D83])" office:value-type="float" office:value="1" calcext:value-type="float">
            <text:p>1</text:p>
          </table:table-cell>
          <table:table-cell table:style-name="ce29" table:formula="of:=[.E83]/[.$E$104]" office:value-type="percentage" office:value="0.0333333333333333" calcext:value-type="percentage">
            <text:p>3,3%</text:p>
          </table:table-cell>
          <table:table-cell table:style-name="ce29" table:formula="of:=[.F83]+[.G82]" office:value-type="percentage" office:value="0.0333333333333333" calcext:value-type="percentage">
            <text:p>3,3%</text:p>
          </table:table-cell>
          <table:table-cell table:style-name="ce40" table:formula="of:=(POWER([.$D$72];[.D83])/FACT([.D83])) * EXP(-[.$D$72])" office:value-type="percentage" office:value="0.0378332748020707" calcext:value-type="percentage">
            <text:p>3,8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MALL([.$A$76:.$A$105]; ROW([.A84])-ROW([.$A$76])+1)" office:value-type="float" office:value="8" calcext:value-type="float">
            <text:p>8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3" table:formula="of:=COUNTIF([.$A$76:.$A$105]; &quot;=&quot;&amp;[.D84])" office:value-type="float" office:value="0" calcext:value-type="float">
            <text:p>0</text:p>
          </table:table-cell>
          <table:table-cell table:style-name="ce29" table:formula="of:=[.E84]/[.$E$104]" office:value-type="percentage" office:value="0" calcext:value-type="percentage">
            <text:p>0,0%</text:p>
          </table:table-cell>
          <table:table-cell table:style-name="ce29" table:formula="of:=[.F84]+[.G83]" office:value-type="percentage" office:value="0.0333333333333333" calcext:value-type="percentage">
            <text:p>3,3%</text:p>
          </table:table-cell>
          <table:table-cell table:style-name="ce40" table:formula="of:=(POWER([.$D$72];[.D84])/FACT([.D84])) * EXP(-[.$D$72])" office:value-type="percentage" office:value="0.0630554580034512" calcext:value-type="percentage">
            <text:p>6,3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76:.$A$105]; ROW([.A85])-ROW([.$A$76])+1)" office:value-type="float" office:value="9" calcext:value-type="float">
            <text:p>9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3" table:formula="of:=COUNTIF([.$A$76:.$A$105]; &quot;=&quot;&amp;[.D85])" office:value-type="float" office:value="3" calcext:value-type="float">
            <text:p>3</text:p>
          </table:table-cell>
          <table:table-cell table:style-name="ce29" table:formula="of:=[.E85]/[.$E$104]" office:value-type="percentage" office:value="0.1" calcext:value-type="percentage">
            <text:p>10,0%</text:p>
          </table:table-cell>
          <table:table-cell table:style-name="ce29" table:formula="of:=[.F85]+[.G84]" office:value-type="percentage" office:value="0.133333333333333" calcext:value-type="percentage">
            <text:p>13,3%</text:p>
          </table:table-cell>
          <table:table-cell table:style-name="ce40" table:formula="of:=(POWER([.$D$72];[.D85])/FACT([.D85])) * EXP(-[.$D$72])" office:value-type="percentage" office:value="0.090079225719216" calcext:value-type="percentage">
            <text:p>9,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MALL([.$A$76:.$A$105]; ROW([.A86])-ROW([.$A$76])+1)" office:value-type="float" office:value="9" calcext:value-type="float">
            <text:p>9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3" table:formula="of:=COUNTIF([.$A$76:.$A$105]; &quot;=&quot;&amp;[.D86])" office:value-type="float" office:value="5" calcext:value-type="float">
            <text:p>5</text:p>
          </table:table-cell>
          <table:table-cell table:style-name="ce29" table:formula="of:=[.E86]/[.$E$104]" office:value-type="percentage" office:value="0.166666666666667" calcext:value-type="percentage">
            <text:p>16,7%</text:p>
          </table:table-cell>
          <table:table-cell table:style-name="ce29" table:formula="of:=[.F86]+[.G85]" office:value-type="percentage" office:value="0.3" calcext:value-type="percentage">
            <text:p>30,0%</text:p>
          </table:table-cell>
          <table:table-cell table:style-name="ce40" table:formula="of:=(POWER([.$D$72];[.D86])/FACT([.D86])) * EXP(-[.$D$72])" office:value-type="percentage" office:value="0.11259903214902" calcext:value-type="percentage">
            <text:p>11,3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76:.$A$105]; ROW([.A87])-ROW([.$A$76])+1)" office:value-type="float" office:value="9" calcext:value-type="float">
            <text:p>9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3" table:formula="of:=COUNTIF([.$A$76:.$A$105]; &quot;=&quot;&amp;[.D87])" office:value-type="float" office:value="3" calcext:value-type="float">
            <text:p>3</text:p>
          </table:table-cell>
          <table:table-cell table:style-name="ce29" table:formula="of:=[.E87]/[.$E$104]" office:value-type="percentage" office:value="0.1" calcext:value-type="percentage">
            <text:p>10,0%</text:p>
          </table:table-cell>
          <table:table-cell table:style-name="ce29" table:formula="of:=[.F87]+[.G86]" office:value-type="percentage" office:value="0.4" calcext:value-type="percentage">
            <text:p>40,0%</text:p>
          </table:table-cell>
          <table:table-cell table:style-name="ce40" table:formula="of:=(POWER([.$D$72];[.D87])/FACT([.D87])) * EXP(-[.$D$72])" office:value-type="percentage" office:value="0.125110035721133" calcext:value-type="percentage">
            <text:p>12,5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MALL([.$A$76:.$A$105]; ROW([.A88])-ROW([.$A$76])+1)" office:value-type="float" office:value="10" calcext:value-type="float">
            <text:p>1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23" table:formula="of:=COUNTIF([.$A$76:.$A$105]; &quot;=&quot;&amp;[.D88])" office:value-type="float" office:value="3" calcext:value-type="float">
            <text:p>3</text:p>
          </table:table-cell>
          <table:table-cell table:style-name="ce29" table:formula="of:=[.E88]/[.$E$104]" office:value-type="percentage" office:value="0.1" calcext:value-type="percentage">
            <text:p>10,0%</text:p>
          </table:table-cell>
          <table:table-cell table:style-name="ce29" table:formula="of:=[.F88]+[.G87]" office:value-type="percentage" office:value="0.5" calcext:value-type="percentage">
            <text:p>50,0%</text:p>
          </table:table-cell>
          <table:table-cell table:style-name="ce40" table:formula="of:=(POWER([.$D$72];[.D88])/FACT([.D88])) * EXP(-[.$D$72])" office:value-type="percentage" office:value="0.125110035721133" calcext:value-type="percentage">
            <text:p>12,5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MALL([.$A$76:.$A$105]; ROW([.A89])-ROW([.$A$76])+1)" office:value-type="float" office:value="10" calcext:value-type="float">
            <text:p>10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3" table:formula="of:=COUNTIF([.$A$76:.$A$105]; &quot;=&quot;&amp;[.D89])" office:value-type="float" office:value="3" calcext:value-type="float">
            <text:p>3</text:p>
          </table:table-cell>
          <table:table-cell table:style-name="ce29" table:formula="of:=[.E89]/[.$E$104]" office:value-type="percentage" office:value="0.1" calcext:value-type="percentage">
            <text:p>10,0%</text:p>
          </table:table-cell>
          <table:table-cell table:style-name="ce29" table:formula="of:=[.F89]+[.G88]" office:value-type="percentage" office:value="0.6" calcext:value-type="percentage">
            <text:p>60,0%</text:p>
          </table:table-cell>
          <table:table-cell table:style-name="ce40" table:formula="of:=(POWER([.$D$72];[.D89])/FACT([.D89])) * EXP(-[.$D$72])" office:value-type="percentage" office:value="0.113736396110121" calcext:value-type="percentage">
            <text:p>11,4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MALL([.$A$76:.$A$105]; ROW([.A90])-ROW([.$A$76])+1)" office:value-type="float" office:value="10" calcext:value-type="float">
            <text:p>10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23" table:formula="of:=COUNTIF([.$A$76:.$A$105]; &quot;=&quot;&amp;[.D90])" office:value-type="float" office:value="4" calcext:value-type="float">
            <text:p>4</text:p>
          </table:table-cell>
          <table:table-cell table:style-name="ce29" table:formula="of:=[.E90]/[.$E$104]" office:value-type="percentage" office:value="0.133333333333333" calcext:value-type="percentage">
            <text:p>13,3%</text:p>
          </table:table-cell>
          <table:table-cell table:style-name="ce29" table:formula="of:=[.F90]+[.G89]" office:value-type="percentage" office:value="0.733333333333333" calcext:value-type="percentage">
            <text:p>73,3%</text:p>
          </table:table-cell>
          <table:table-cell table:style-name="ce40" table:formula="of:=(POWER([.$D$72];[.D90])/FACT([.D90])) * EXP(-[.$D$72])" office:value-type="percentage" office:value="0.0947803300917677" calcext:value-type="percentage">
            <text:p>9,5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76:.$A$105]; ROW([.A91])-ROW([.$A$76])+1)" office:value-type="float" office:value="11" calcext:value-type="float">
            <text:p>1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23" table:formula="of:=COUNTIF([.$A$76:.$A$105]; &quot;=&quot;&amp;[.D91])" office:value-type="float" office:value="3" calcext:value-type="float">
            <text:p>3</text:p>
          </table:table-cell>
          <table:table-cell table:style-name="ce29" table:formula="of:=[.E91]/[.$E$104]" office:value-type="percentage" office:value="0.1" calcext:value-type="percentage">
            <text:p>10,0%</text:p>
          </table:table-cell>
          <table:table-cell table:style-name="ce29" table:formula="of:=[.F91]+[.G90]" office:value-type="percentage" office:value="0.833333333333333" calcext:value-type="percentage">
            <text:p>83,3%</text:p>
          </table:table-cell>
          <table:table-cell table:style-name="ce40" table:formula="of:=(POWER([.$D$72];[.D91])/FACT([.D91])) * EXP(-[.$D$72])" office:value-type="percentage" office:value="0.0729079462244367" calcext:value-type="percentage">
            <text:p>7,3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MALL([.$A$76:.$A$105]; ROW([.A92])-ROW([.$A$76])+1)" office:value-type="float" office:value="11" calcext:value-type="float">
            <text:p>11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3" table:formula="of:=COUNTIF([.$A$76:.$A$105]; &quot;=&quot;&amp;[.D92])" office:value-type="float" office:value="1" calcext:value-type="float">
            <text:p>1</text:p>
          </table:table-cell>
          <table:table-cell table:style-name="ce29" table:formula="of:=[.E92]/[.$E$104]" office:value-type="percentage" office:value="0.0333333333333333" calcext:value-type="percentage">
            <text:p>3,3%</text:p>
          </table:table-cell>
          <table:table-cell table:style-name="ce29" table:formula="of:=[.F92]+[.G91]" office:value-type="percentage" office:value="0.866666666666667" calcext:value-type="percentage">
            <text:p>86,7%</text:p>
          </table:table-cell>
          <table:table-cell table:style-name="ce40" table:formula="of:=(POWER([.$D$72];[.D92])/FACT([.D92])) * EXP(-[.$D$72])" office:value-type="percentage" office:value="0.0520771044460262" calcext:value-type="percentage">
            <text:p>5,2%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MALL([.$A$76:.$A$105]; ROW([.A93])-ROW([.$A$76])+1)" office:value-type="float" office:value="11" calcext:value-type="float">
            <text:p>11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23" table:formula="of:=COUNTIF([.$A$76:.$A$105]; &quot;=&quot;&amp;[.D93])" office:value-type="float" office:value="1" calcext:value-type="float">
            <text:p>1</text:p>
          </table:table-cell>
          <table:table-cell table:style-name="ce29" table:formula="of:=[.E93]/[.$E$104]" office:value-type="percentage" office:value="0.0333333333333333" calcext:value-type="percentage">
            <text:p>3,3%</text:p>
          </table:table-cell>
          <table:table-cell table:style-name="ce29" table:formula="of:=[.F93]+[.G92]" office:value-type="percentage" office:value="0.9" calcext:value-type="percentage">
            <text:p>90,0%</text:p>
          </table:table-cell>
          <table:table-cell table:style-name="ce40" table:formula="of:=(POWER([.$D$72];[.D93])/FACT([.D93])) * EXP(-[.$D$72])" office:value-type="percentage" office:value="0.0347180696306841" calcext:value-type="percentage">
            <text:p>3,5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$A$76:.$A$105]; ROW([.A94])-ROW([.$A$76])+1)" office:value-type="float" office:value="12" calcext:value-type="float">
            <text:p>12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23" table:formula="of:=COUNTIF([.$A$76:.$A$105]; &quot;=&quot;&amp;[.D94])" office:value-type="float" office:value="1" calcext:value-type="float">
            <text:p>1</text:p>
          </table:table-cell>
          <table:table-cell table:style-name="ce29" table:formula="of:=[.E94]/[.$E$104]" office:value-type="percentage" office:value="0.0333333333333333" calcext:value-type="percentage">
            <text:p>3,3%</text:p>
          </table:table-cell>
          <table:table-cell table:style-name="ce29" table:formula="of:=[.F94]+[.G93]" office:value-type="percentage" office:value="0.933333333333333" calcext:value-type="percentage">
            <text:p>93,3%</text:p>
          </table:table-cell>
          <table:table-cell table:style-name="ce40" table:formula="of:=(POWER([.$D$72];[.D94])/FACT([.D94])) * EXP(-[.$D$72])" office:value-type="percentage" office:value="0.0216987935191776" calcext:value-type="percentage">
            <text:p>2,2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76:.$A$105]; ROW([.A95])-ROW([.$A$76])+1)" office:value-type="float" office:value="12" calcext:value-type="float">
            <text:p>12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23" table:formula="of:=COUNTIF([.$A$76:.$A$105]; &quot;=&quot;&amp;[.D95])" office:value-type="float" office:value="0" calcext:value-type="float">
            <text:p>0</text:p>
          </table:table-cell>
          <table:table-cell table:style-name="ce29" table:formula="of:=[.E95]/[.$E$104]" office:value-type="percentage" office:value="0" calcext:value-type="percentage">
            <text:p>0,0%</text:p>
          </table:table-cell>
          <table:table-cell table:style-name="ce29" table:formula="of:=[.F95]+[.G94]" office:value-type="percentage" office:value="0.933333333333333" calcext:value-type="percentage">
            <text:p>93,3%</text:p>
          </table:table-cell>
          <table:table-cell table:style-name="ce40" table:formula="of:=(POWER([.$D$72];[.D95])/FACT([.D95])) * EXP(-[.$D$72])" office:value-type="percentage" office:value="0.0127639961877515" calcext:value-type="percentage">
            <text:p>1,3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MALL([.$A$76:.$A$105]; ROW([.A96])-ROW([.$A$76])+1)" office:value-type="float" office:value="12" calcext:value-type="float">
            <text:p>1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23" table:formula="of:=COUNTIF([.$A$76:.$A$105]; &quot;=&quot;&amp;[.D96])" office:value-type="float" office:value="1" calcext:value-type="float">
            <text:p>1</text:p>
          </table:table-cell>
          <table:table-cell table:style-name="ce29" table:formula="of:=[.E96]/[.$E$104]" office:value-type="percentage" office:value="0.0333333333333333" calcext:value-type="percentage">
            <text:p>3,3%</text:p>
          </table:table-cell>
          <table:table-cell table:style-name="ce29" table:formula="of:=[.F96]+[.G95]" office:value-type="percentage" office:value="0.966666666666667" calcext:value-type="percentage">
            <text:p>96,7%</text:p>
          </table:table-cell>
          <table:table-cell table:style-name="ce40" table:formula="of:=(POWER([.$D$72];[.D96])/FACT([.D96])) * EXP(-[.$D$72])" office:value-type="percentage" office:value="0.00709110899319529" calcext:value-type="percentage">
            <text:p>0,7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MALL([.$A$76:.$A$105]; ROW([.A97])-ROW([.$A$76])+1)" office:value-type="float" office:value="12" calcext:value-type="float">
            <text:p>12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23" table:formula="of:=COUNTIF([.$A$76:.$A$105]; &quot;=&quot;&amp;[.D97])" office:value-type="float" office:value="1" calcext:value-type="float">
            <text:p>1</text:p>
          </table:table-cell>
          <table:table-cell table:style-name="ce29" table:formula="of:=[.E97]/[.$E$104]" office:value-type="percentage" office:value="0.0333333333333333" calcext:value-type="percentage">
            <text:p>3,3%</text:p>
          </table:table-cell>
          <table:table-cell table:style-name="ce29" table:formula="of:=[.F97]+[.G96]" office:value-type="percentage" office:value="1" calcext:value-type="percentage">
            <text:p>100,0%</text:p>
          </table:table-cell>
          <table:table-cell table:style-name="ce40" table:formula="of:=(POWER([.$D$72];[.D97])/FACT([.D97])) * EXP(-[.$D$72])" office:value-type="percentage" office:value="0.00373216262799752" calcext:value-type="percentage">
            <text:p>0,4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76:.$A$105]; ROW([.A98])-ROW([.$A$76])+1)" office:value-type="float" office:value="13" calcext:value-type="float">
            <text:p>13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23" table:formula="of:=COUNTIF([.$A$76:.$A$105]; &quot;=&quot;&amp;[.D98])" office:value-type="float" office:value="0" calcext:value-type="float">
            <text:p>0</text:p>
          </table:table-cell>
          <table:table-cell table:style-name="ce29" table:formula="of:=[.E98]/[.$E$104]" office:value-type="percentage" office:value="0" calcext:value-type="percentage">
            <text:p>0,0%</text:p>
          </table:table-cell>
          <table:table-cell table:style-name="ce29" table:formula="of:=[.F98]+[.G97]" office:value-type="percentage" office:value="1" calcext:value-type="percentage">
            <text:p>100,0%</text:p>
          </table:table-cell>
          <table:table-cell table:style-name="ce40" table:formula="of:=(POWER([.$D$72];[.D98])/FACT([.D98])) * EXP(-[.$D$72])" office:value-type="percentage" office:value="0.00186608131399876" calcext:value-type="percentage">
            <text:p>0,2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$A$76:.$A$105]; ROW([.A99])-ROW([.$A$76])+1)" office:value-type="float" office:value="13" calcext:value-type="float">
            <text:p>13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23" table:formula="of:=COUNTIF([.$A$76:.$A$105]; &quot;=&quot;&amp;[.D99])" office:value-type="float" office:value="0" calcext:value-type="float">
            <text:p>0</text:p>
          </table:table-cell>
          <table:table-cell table:style-name="ce29" table:formula="of:=[.E99]/[.$E$104]" office:value-type="percentage" office:value="0" calcext:value-type="percentage">
            <text:p>0,0%</text:p>
          </table:table-cell>
          <table:table-cell table:style-name="ce29" table:formula="of:=[.F99]+[.G98]" office:value-type="percentage" office:value="1" calcext:value-type="percentage">
            <text:p>100,0%</text:p>
          </table:table-cell>
          <table:table-cell table:style-name="ce40" table:formula="of:=(POWER([.$D$72];[.D99])/FACT([.D99])) * EXP(-[.$D$72])" office:value-type="percentage" office:value="0.000888610149523219" calcext:value-type="percentage">
            <text:p>0,1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MALL([.$A$76:.$A$105]; ROW([.A100])-ROW([.$A$76])+1)" office:value-type="float" office:value="13" calcext:value-type="float">
            <text:p>13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23" table:formula="of:=COUNTIF([.$A$76:.$A$105]; &quot;=&quot;&amp;[.D100])" office:value-type="float" office:value="0" calcext:value-type="float">
            <text:p>0</text:p>
          </table:table-cell>
          <table:table-cell table:style-name="ce29" table:formula="of:=[.E100]/[.$E$104]" office:value-type="percentage" office:value="0" calcext:value-type="percentage">
            <text:p>0,0%</text:p>
          </table:table-cell>
          <table:table-cell table:style-name="ce29" table:formula="of:=[.F100]+[.G99]" office:value-type="percentage" office:value="1" calcext:value-type="percentage">
            <text:p>100,0%</text:p>
          </table:table-cell>
          <table:table-cell table:style-name="ce40" table:formula="of:=(POWER([.$D$72];[.D100])/FACT([.D100])) * EXP(-[.$D$72])" office:value-type="percentage" office:value="0.000403913704328736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MALL([.$A$76:.$A$105]; ROW([.A101])-ROW([.$A$76])+1)" office:value-type="float" office:value="14" calcext:value-type="float">
            <text:p>14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23" table:formula="of:=COUNTIF([.$A$76:.$A$105]; &quot;=&quot;&amp;[.D101])" office:value-type="float" office:value="0" calcext:value-type="float">
            <text:p>0</text:p>
          </table:table-cell>
          <table:table-cell table:style-name="ce29" table:formula="of:=[.E101]/[.$E$104]" office:value-type="percentage" office:value="0" calcext:value-type="percentage">
            <text:p>0,0%</text:p>
          </table:table-cell>
          <table:table-cell table:style-name="ce29" table:formula="of:=[.F101]+[.G100]" office:value-type="percentage" office:value="1" calcext:value-type="percentage">
            <text:p>100,0%</text:p>
          </table:table-cell>
          <table:table-cell table:style-name="ce40" table:formula="of:=(POWER([.$D$72];[.D101])/FACT([.D101])) * EXP(-[.$D$72])" office:value-type="percentage" office:value="0.000175614654055972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MALL([.$A$76:.$A$105]; ROW([.A102])-ROW([.$A$76])+1)" office:value-type="float" office:value="15" calcext:value-type="float">
            <text:p>15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23" table:formula="of:=COUNTIF([.$A$76:.$A$105]; &quot;=&quot;&amp;[.D102])" office:value-type="float" office:value="0" calcext:value-type="float">
            <text:p>0</text:p>
          </table:table-cell>
          <table:table-cell table:style-name="ce29" table:formula="of:=[.E102]/[.$E$104]" office:value-type="percentage" office:value="0" calcext:value-type="percentage">
            <text:p>0,0%</text:p>
          </table:table-cell>
          <table:table-cell table:style-name="ce29" table:formula="of:=[.F102]+[.G101]" office:value-type="percentage" office:value="1" calcext:value-type="percentage">
            <text:p>100,0%</text:p>
          </table:table-cell>
          <table:table-cell table:style-name="ce40" table:formula="of:=(POWER([.$D$72];[.D102])/FACT([.D102])) * EXP(-[.$D$72])" office:value-type="percentage" office:value="0.0000731727725233217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MALL([.$A$76:.$A$105]; ROW([.A103])-ROW([.$A$76])+1)" office:value-type="float" office:value="16" calcext:value-type="float">
            <text:p>16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24" table:formula="of:=COUNTIF([.$A$76:.$A$105]; &quot;=&quot;&amp;[.D103])" office:value-type="float" office:value="0" calcext:value-type="float">
            <text:p>0</text:p>
          </table:table-cell>
          <table:table-cell table:style-name="ce30" table:formula="of:=[.E103]/[.$E$104]" office:value-type="percentage" office:value="0" calcext:value-type="percentage">
            <text:p>0,0%</text:p>
          </table:table-cell>
          <table:table-cell table:style-name="ce30" table:formula="of:=[.F103]+[.G102]" office:value-type="percentage" office:value="1" calcext:value-type="percentage">
            <text:p>100,0%</text:p>
          </table:table-cell>
          <table:table-cell table:style-name="ce41" table:formula="of:=(POWER([.$D$72];[.D103])/FACT([.D103])) * EXP(-[.$D$72])" office:value-type="percentage" office:value="0.0000292691090093287" calcext:value-type="percentage">
            <text:p>0,0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MALL([.$A$76:.$A$105]; ROW([.A104])-ROW([.$A$76])+1)" office:value-type="float" office:value="18" calcext:value-type="float">
            <text:p>18</text:p>
          </table:table-cell>
          <table:table-cell/>
          <table:table-cell table:style-name="ce42" office:value-type="string" calcext:value-type="string">
            <text:p>Всего</text:p>
          </table:table-cell>
          <table:table-cell table:style-name="ce7" table:formula="of:=SUM([.E78:.E103])" office:value-type="float" office:value="30" calcext:value-type="float">
            <text:p>30</text:p>
          </table:table-cell>
          <table:table-cell table:style-name="ce31" table:formula="of:=SUM([.F78:.F103])" office:value-type="percentage" office:value="1" calcext:value-type="percentage">
            <text:p>100%</text:p>
          </table:table-cell>
          <table:table-cell table:style-name="ce35" office:value-type="string" calcext:value-type="string">
            <text:p>—</text:p>
          </table:table-cell>
          <table:table-cell table:style-name="ce31" table:formula="of:=SUM([.H78:.H103])" office:value-type="percentage" office:value="0.999982319727583" calcext:value-type="percentage">
            <text:p>100%</text:p>
          </table:table-cell>
          <table:table-cell table:number-columns-repeated="3"/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formula="of:=SMALL([.$A$76:.$A$105]; ROW([.A105])-ROW([.$A$76])+1)" office:value-type="float" office:value="19" calcext:value-type="float">
            <text:p>19</text:p>
          </table:table-cell>
          <table:table-cell table:number-columns-repeated="9"/>
        </table:table-row>
        <table:table-row table:style-name="ro1" table:number-rows-repeated="20">
          <table:table-cell table:style-name="ce2" table:number-columns-repeated="2"/>
          <table:table-cell table:number-columns-repeated="9"/>
        </table:table-row>
        <table:table-row table:style-name="ro5">
          <table:table-cell table:style-name="ce1" office:value-type="string" calcext:value-type="string">
            <text:p>Заключение</text:p>
          </table:table-cell>
          <table:table-cell table:style-name="ce5" office:value-type="string" calcext:value-type="string" table:number-columns-spanned="9" table:number-rows-spanned="1">
            <text:p>1. Биномиальное распределение описывает количество успешных событий в последовательности из n экспериментов с вероятностью успеха p в каждом эксперименте. При значениях n = 15 и p = 0.4, график распределения выглядит как <text:span text:style-name="T1">«</text:span>колокол<text:span text:style-name="T1">»</text:span>, и его пик находится в точке 6, что соответствует математическому ожиданию выборки (среднему значению случайной величины, которое можно получить из выборки, учитывая вероятность его получения). Сравнивая полигон частот и график распределения, можно сказать, что их формы почти идентичны, поэтому можно сделать вывод, что экспериментальные данные были сгенерированы с использованием биномиального распределения.</text:p>
          </table:table-cell>
          <table:covered-table-cell table:number-columns-repeated="8" table:style-name="ce3"/>
          <table:table-cell/>
        </table:table-row>
        <table:table-row table:style-name="ro1">
          <table:table-cell table:style-name="ce47" table:number-columns-repeated="11"/>
        </table:table-row>
        <table:table-row table:style-name="ro6">
          <table:table-cell table:style-name="ce47"/>
          <table:table-cell table:style-name="ce11" office:value-type="string" calcext:value-type="string" table:number-columns-spanned="9" table:number-rows-spanned="1">
            <text:p>2. Распределение Пуассона описывает количество успешных событий в бесконечной последовательности экспериментов, где в среднем λ успешных исходов. Параметр λ является математическим ожиданием выборки. Чем ближе количество успешных исходов к λ, тем больше вероятность того, что такое количество исходов произойдет (график распределения будет иметь колоколообразную форму с пиком в точке λ). При увеличении размера выборки, полигон частот будет все более приближаться к графику распределения.</text:p>
          </table:table-cell>
          <table:covered-table-cell table:number-columns-repeated="8" table:style-name="ce47"/>
          <table:table-cell table:style-name="ce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7" number:min-decimal-places="7" number:min-integer-digits="1"/>
    </number:number-style>
    <number:percentage-style style:name="N156">
      <number:number number:decimal-places="1" number:min-decimal-places="1" number:min-integer-digits="1"/>
      <number:text>%</number:text>
    </number:percentage-style>
    <number:number-style style:name="N15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6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6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6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6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6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8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37:58.878520488</meta:creation-date>
    <dc:date>2023-03-27T21:13:03.970887191</dc:date>
    <meta:editing-duration>PT5H31M32S</meta:editing-duration>
    <meta:editing-cycles>21</meta:editing-cycles>
    <meta:generator>LibreOffice/7.5.1.2$Linux_X86_64 LibreOffice_project/fcbaee479e84c6cd81291587d2ee68cba099e129</meta:generator>
    <meta:document-statistic meta:table-count="1" meta:cell-count="423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53cm" svg:height="9.118cm" xlink:href=".." xlink:type="simple" chart:class="chart:line" chart:style-name="ch1">
        <chart:legend chart:legend-position="top" svg:x="6.275cm" svg:y="0.185cm" style:legend-expansion="wide" chart:style-name="ch2"/>
        <chart:plot-area chart:style-name="ch3" table:cell-range-address="Лист1.D17:Лист1.E32 Лист1.D16:Лист1.E16 Лист1.H16:Лист1.H32" chart:data-source-has-labels="both" svg:x="0.363cm" svg:y="0.965cm" svg:width="17.427cm" svg:height="7.971cm">
          <chart:coordinate-region svg:x="0.984cm" svg:y="1.165cm" svg:width="15.866cm" svg:height="7.124cm"/>
          <chart:axis chart:dimension="x" chart:name="primary-x" chart:style-name="ch4" chartooo:axis-type="auto">
            <chartooo:date-scale/>
            <chart:categories table:cell-range-address="Лист1.D17:Лист1.D3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Лист1.E17:Лист1.E32" chart:label-cell-address="Лист1.E16:Лист1.E16" chart:class="chart:line">
            <chart:data-point chart:repeated="16"/>
          </chart:series>
          <chart:series chart:attached-axis="secondary-y" chart:style-name="ch8" chart:values-cell-range-address="Лист1.H17:Лист1.H32" chart:label-cell-address="Лист1.H16:Лист1.H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E16:Лист1.E16</svg:desc>
                </draw:g>
              </table:table-cell>
              <table:table-cell office:value-type="string">
                <text:p>Вероятность</text:p>
                <draw:g>
                  <svg:desc>Лист1.H16:Лист1.H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D17:Лист1.D32</svg:desc>
                </draw:g>
              </table:table-cell>
              <table:table-cell office:value-type="float" office:value="0">
                <text:p>0</text:p>
                <draw:g>
                  <svg:desc>Лист1.E17:Лист1.E32</svg:desc>
                </draw:g>
              </table:table-cell>
              <table:table-cell office:value-type="float" office:value="0.000470184984576">
                <text:p>0.000470184984576</text:p>
                <draw:g>
                  <svg:desc>Лист1.H17:Лист1.H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470184984576">
                <text:p>0.004701849845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194196594688">
                <text:p>0.021941965946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6338790162432">
                <text:p>0.063387901624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2677580324864">
                <text:p>0.126775803248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185937844764672">
                <text:p>0.1859378447646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0659760529408">
                <text:p>0.206597605294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7708366168064">
                <text:p>0.177083661680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1805577445376">
                <text:p>0.118055774453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6121410527232">
                <text:p>0.061214105272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24485642108928">
                <text:p>0.0244856421089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741989154816">
                <text:p>0.007419891548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164886478848">
                <text:p>0.001648864788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25367150592">
                <text:p>0.000253671505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2415919104">
                <text:p>0.000024159191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0001073741824">
                <text:p>0.000001073741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12cm" svg:height="7.128cm" xlink:href=".." xlink:type="simple" chart:class="chart:line" chart:style-name="ch1">
        <chart:legend chart:legend-position="top" svg:x="8.208cm" svg:y="0.185cm" style:legend-expansion="wide" chart:style-name="ch2"/>
        <chart:plot-area chart:style-name="ch3" table:cell-range-address="Лист1.D17:Лист1.D32 Лист1.G16:Лист1.G32" chart:data-source-has-labels="both" svg:x="0.382cm" svg:y="0.925cm" svg:width="18.348cm" svg:height="6.061cm">
          <chart:coordinate-region svg:x="1.796cm" svg:y="1.124cm" svg:width="16.746cm" svg:height="5.215cm"/>
          <chart:axis chart:dimension="x" chart:name="primary-x" chart:style-name="ch4" chartooo:axis-type="auto">
            <chartooo:date-scale/>
            <chart:categories table:cell-range-address="Лист1.D17:Лист1.D3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G17:Лист1.G32" chart:label-cell-address="Лист1.G16:Лист1.G16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умулята</text:p>
                <draw:g>
                  <svg:desc>Лист1.G16:Лист1.G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D17:Лист1.D32</svg:desc>
                </draw:g>
              </table:table-cell>
              <table:table-cell office:value-type="float" office:value="0">
                <text:p>0</text:p>
                <draw:g>
                  <svg:desc>Лист1.G17:Лист1.G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math xmlns="http://www.w3.org/1998/Math/MathML" display="block">
  <semantics>
    <mrow>
      <mi>M</mi>
      <mo stretchy="false">=</mo>
      <mi mathvariant="italic">np</mi>
    </mrow>
    <annotation encoding="StarMath 5.0">M = np</annotation>
  </semantics>
</math>
</file>

<file path=Object 4/content.xml><?xml version="1.0" encoding="utf-8"?>
<math xmlns="http://www.w3.org/1998/Math/MathML" display="block">
  <semantics>
    <mrow>
      <mi>D</mi>
      <mo stretchy="false">=</mo>
      <mi mathvariant="italic">npq</mi>
    </mrow>
    <annotation encoding="StarMath 5.0">D = npq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subsup>
          <mi>C</mi>
          <mi>n</mi>
          <mi>k</mi>
        </msubsup>
        <mo stretchy="false">⋅</mo>
        <msup>
          <mi>p</mi>
          <mi>k</mi>
        </msup>
        <mo stretchy="false">⋅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row>
            <mi>n</mi>
            <mo stretchy="false">−</mo>
            <mi>k</mi>
          </mrow>
        </msup>
      </mrow>
    </mrow>
    <annotation encoding="StarMath 5.0">P = C_n^k cdot  p^k cdot {(1-p)}^{n-k}</annotation>
  </semantics>
</math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199cm" svg:y="0.185cm" style:legend-expansion="wide" chart:style-name="ch2"/>
        <chart:plot-area chart:style-name="ch3" table:cell-range-address="Лист1.D78:Лист1.E103 Лист1.D77:Лист1.E77 Лист1.H77:Лист1.H103" chart:data-source-has-labels="both" svg:x="0.32cm" svg:y="0.963cm" svg:width="15.36cm" svg:height="7.857cm">
          <chart:coordinate-region svg:x="0.756cm" svg:y="1.163cm" svg:width="13.984cm" svg:height="7.01cm"/>
          <chart:axis chart:dimension="x" chart:name="primary-x" chart:style-name="ch4" chartooo:axis-type="auto">
            <chartooo:date-scale/>
            <chart:categories table:cell-range-address="Лист1.D78:Лист1.D10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Лист1.E78:Лист1.E103" chart:label-cell-address="Лист1.E77:Лист1.E77" chart:class="chart:line">
            <chart:data-point chart:repeated="26"/>
          </chart:series>
          <chart:series chart:attached-axis="secondary-y" chart:style-name="ch8" chart:values-cell-range-address="Лист1.H78:Лист1.H103" chart:label-cell-address="Лист1.H77:Лист1.H77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E77:Лист1.E77</svg:desc>
                </draw:g>
              </table:table-cell>
              <table:table-cell office:value-type="string">
                <text:p>Вероятность</text:p>
                <draw:g>
                  <svg:desc>Лист1.H77:Лист1.H7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D78:Лист1.D103</svg:desc>
                </draw:g>
              </table:table-cell>
              <table:table-cell office:value-type="float" office:value="0">
                <text:p>0</text:p>
                <draw:g>
                  <svg:desc>Лист1.E78:Лист1.E103</svg:desc>
                </draw:g>
              </table:table-cell>
              <table:table-cell office:value-type="float" office:value="0.0000453999297624849">
                <text:p>0.0000453999297624849</text:p>
                <draw:g>
                  <svg:desc>Лист1.H78:Лист1.H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453999297624849">
                <text:p>0.0004539992976248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226999648812424">
                <text:p>0.002269996488124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756665496041414">
                <text:p>0.007566654960414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189166374010354">
                <text:p>0.01891663740103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378332748020707">
                <text:p>0.03783327480207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630554580034512">
                <text:p>0.06305545800345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90079225719216">
                <text:p>0.0900792257192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1259903214902">
                <text:p>0.112599032149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113736396110121">
                <text:p>0.1137363961101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0947803300917677">
                <text:p>0.09478033009176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0729079462244367">
                <text:p>0.07290794622443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520771044460262">
                <text:p>0.05207710444602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347180696306841">
                <text:p>0.03471806963068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16987935191776">
                <text:p>0.02169879351917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127639961877515">
                <text:p>0.01276399618775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0709110899319529">
                <text:p>0.007091108993195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0373216262799752">
                <text:p>0.003732162627997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186608131399876">
                <text:p>0.001866081313998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888610149523219">
                <text:p>0.0008886101495232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403913704328736">
                <text:p>0.0004039137043287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175614654055972">
                <text:p>0.0001756146540559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731727725233217">
                <text:p>0.00007317277252332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292691090093287">
                <text:p>0.00002926910900932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652cm" svg:y="0.185cm" style:legend-expansion="wide" chart:style-name="ch2"/>
        <chart:plot-area chart:style-name="ch3" table:cell-range-address="Лист1.D78:Лист1.D103 Лист1.G77:Лист1.G103" chart:data-source-has-labels="both" svg:x="0.32cm" svg:y="0.963cm" svg:width="15.36cm" svg:height="7.857cm">
          <chart:coordinate-region svg:x="1.443cm" svg:y="1.162cm" svg:width="14.049cm" svg:height="7.011cm"/>
          <chart:axis chart:dimension="x" chart:name="primary-x" chart:style-name="ch4" chartooo:axis-type="auto">
            <chartooo:date-scale/>
            <chart:categories table:cell-range-address="Лист1.D78:Лист1.D10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G78:Лист1.G103" chart:label-cell-address="Лист1.G77:Лист1.G77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умулята</text:p>
                <draw:g>
                  <svg:desc>Лист1.G77:Лист1.G7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D78:Лист1.D103</svg:desc>
                </draw:g>
              </table:table-cell>
              <table:table-cell office:value-type="float" office:value="0">
                <text:p>0</text:p>
                <draw:g>
                  <svg:desc>Лист1.G78:Лист1.G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math xmlns="http://www.w3.org/1998/Math/MathML" display="block">
  <semantics>
    <mrow>
      <mi>P</mi>
      <mo stretchy="false">=</mo>
      <mrow>
        <mfrac>
          <msup>
            <mi>λ</mi>
            <mi>k</mi>
          </msup>
          <mrow>
            <mi>k</mi>
            <mo stretchy="false">!</mo>
          </mrow>
        </mfrac>
        <mo stretchy="false">⋅</mo>
        <msup>
          <mi>e</mi>
          <mrow>
            <mo stretchy="false">−</mo>
            <mi>λ</mi>
          </mrow>
        </msup>
      </mrow>
    </mrow>
    <annotation encoding="StarMath 5.0">P = λ^k over {fact k} cdot e^-λ</annotation>
  </semantics>
</math>
</file>